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BX12" svg:font-family="CMBX12"/>
    <style:font-face style:name="CMR10" svg:font-family="CMR10"/>
    <style:font-face style:name="CMR17" svg:font-family="CMR17"/>
    <style:font-face style:name="CMSS10" svg:font-family="CMSS10"/>
    <style:font-face style:name="CMTI10" svg:font-family="CMTI10"/>
    <style:font-face style:name="CMTT10" svg:font-family="CMTT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Tahoma" fo:font-size="11pt" style:font-name-asian="CMR10" style:font-size-asian="11pt" style:font-name-complex="CMR10" style:font-size-complex="11pt"/>
    </style:style>
    <style:style style:name="P2" style:family="paragraph" style:parent-style-name="Standard" style:list-style-name="">
      <style:paragraph-properties style:text-autospace="none"/>
      <style:text-properties style:font-name="Tahoma" fo:font-size="10pt" style:font-name-asian="CMBX12" style:font-size-asian="10pt" style:font-name-complex="CMBX12" style:font-size-complex="10pt"/>
    </style:style>
    <style:style style:name="P3" style:family="paragraph" style:parent-style-name="Standard" style:list-style-name="">
      <style:paragraph-properties style:text-autospace="none"/>
      <style:text-properties style:font-name="Tahoma" fo:font-size="10pt" style:font-name-asian="CMR10" style:font-size-asian="10pt" style:font-name-complex="CMR10" style:font-size-complex="10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ahoma" fo:font-size="10pt" style:font-name-asian="CMR10" style:font-size-asian="10pt" style:font-name-complex="CMR10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ff0000" style:font-name="Tahoma" fo:font-size="12pt" style:font-name-asian="CMBX12" style:font-size-asian="12pt" style:font-name-complex="CMBX12" style:font-size-complex="12pt"/>
    </style:style>
    <style:style style:name="P6" style:family="paragraph" style:parent-style-name="Standard" style:list-style-name="">
      <style:paragraph-properties style:text-autospace="none"/>
      <style:text-properties fo:color="#00ae00" style:font-name="Tahoma" fo:font-size="11pt" style:font-name-asian="CMR10" style:font-size-asian="11pt" style:font-name-complex="CMR10" style:font-size-complex="11pt"/>
    </style:style>
    <style:style style:name="P7" style:family="paragraph" style:parent-style-name="Heading_20_1">
      <style:paragraph-properties fo:text-align="center" style:justify-single-word="false"/>
      <style:text-properties style:font-name="Tahoma"/>
    </style:style>
    <style:style style:name="P8" style:family="paragraph" style:parent-style-name="Heading_20_2">
      <style:paragraph-properties fo:text-align="center" style:justify-single-word="false"/>
      <style:text-properties style:font-name="Tahom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ahoma" fo:font-size="11pt" style:font-name-asian="CMR10" style:font-size-asian="11pt" style:font-name-complex="CMR10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Tahoma"/>
    </style:style>
    <style:style style:name="P11" style:family="paragraph" style:parent-style-name="Text_20_body">
      <style:paragraph-properties fo:text-align="start" style:justify-single-word="false"/>
      <style:text-properties style:font-name="Tahoma" fo:font-size="12pt" style:font-name-asian="CMBX12" style:font-size-asian="12pt" style:font-name-complex="CMBX12" style:font-size-complex="12pt"/>
    </style:style>
    <style:style style:name="P12" style:family="paragraph" style:parent-style-name="Text_20_body">
      <style:paragraph-properties fo:text-align="start" style:justify-single-word="false"/>
      <style:text-properties fo:color="#00ae00" style:font-name="Tahoma"/>
    </style:style>
    <style:style style:name="P13" style:family="paragraph" style:parent-style-name="Text_20_body">
      <style:paragraph-properties fo:text-align="start" style:justify-single-word="false"/>
      <style:text-properties fo:color="#00ae00" style:font-name="Tahoma" fo:font-size="11pt" style:font-name-asian="CMR10" style:font-size-asian="11pt" style:font-name-complex="CMR10" style:font-size-complex="11pt"/>
    </style:style>
    <style:style style:name="T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1pt" fo:font-style="normal" fo:font-weight="normal" style:font-name-asian="CMR10" style:font-size-asian="11pt" style:font-style-asian="normal" style:font-weight-asian="normal" style:font-name-complex="CMR10" style:font-size-complex="11pt" style:font-style-complex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name-asian="CMR10" style:font-size-asian="11pt" style:font-name-complex="CMR10" style:font-size-complex="11pt"/>
    </style:style>
    <style:style style:name="T5" style:family="text">
      <style:text-properties fo:font-size="11pt" style:font-name-asian="CMSS10" style:font-size-asian="11pt" style:font-name-complex="CMSS10" style:font-size-complex="11pt"/>
    </style:style>
    <style:style style:name="T6" style:family="text">
      <style:text-properties fo:font-size="11pt" style:font-name-asian="CMTI10" style:font-size-asian="11pt" style:font-name-complex="CMTI10" style:font-size-complex="11pt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name-asian="CMTI10" style:font-style-asian="normal" style:font-weight-asian="normal" style:font-name-complex="CMTI10" style:font-style-complex="normal" style:font-weight-complex="normal"/>
    </style:style>
    <style:style style:name="T9" style:family="text">
      <style:text-properties fo:font-style="normal" fo:font-weight="normal" style:font-name-asian="CMSS10" style:font-style-asian="normal" style:font-weight-asian="normal" style:font-name-complex="CMSS10" style:font-style-complex="normal" style:font-weight-complex="normal"/>
    </style:style>
    <style:style style:name="T10" style:family="text">
      <style:text-properties fo:font-style="normal" fo:font-weight="normal" style:font-name-asian="CMTT10" style:font-style-asian="normal" style:font-weight-asian="normal" style:font-name-complex="CMTT10" style:font-style-complex="normal" style:font-weight-complex="normal"/>
    </style:style>
    <style:style style:name="T11" style:family="text">
      <style:text-properties style:font-name="CMTI10" fo:font-style="normal" fo:font-weight="normal" style:font-name-asian="CMTI10" style:font-style-asian="normal" style:font-weight-asian="normal" style:font-name-complex="CMTI10" style:font-style-complex="normal" style:font-weight-complex="normal"/>
    </style:style>
    <style:style style:name="T12" style:family="text">
      <style:text-properties style:font-name="CMTI10" fo:font-size="11pt" style:font-name-asian="CMTI10" style:font-size-asian="11pt" style:font-name-complex="CMTI10" style:font-size-complex="11pt"/>
    </style:style>
    <style:style style:name="T13" style:family="text">
      <style:text-properties style:font-name="CMR10"/>
    </style:style>
    <style:style style:name="T14" style:family="text">
      <style:text-properties style:font-name="CMR10" fo:font-size="11pt" style:font-name-asian="CMR10" style:font-size-asian="11pt" style:font-name-complex="CMR10" style:font-size-complex="11pt"/>
    </style:style>
    <style:style style:name="T15" style:family="text">
      <style:text-properties style:font-name="CMR10" fo:font-size="11pt" fo:font-style="normal" fo:font-weight="normal" style:font-name-asian="CMR10" style:font-size-asian="11pt" style:font-style-asian="normal" style:font-weight-asian="normal" style:font-name-complex="CMR10" style:font-size-complex="11pt" style:font-style-complex="normal" style:font-weight-complex="normal"/>
    </style:style>
    <style:style style:name="T16" style:family="text">
      <style:text-properties style:font-name="CMR1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CMR10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CMSS10" fo:font-style="normal" fo:font-weight="normal" style:font-name-asian="CMSS10" style:font-style-asian="normal" style:font-weight-asian="normal" style:font-name-complex="CMSS10" style:font-style-complex="normal" style:font-weight-complex="normal"/>
    </style:style>
    <style:style style:name="T20" style:family="text">
      <style:text-properties style:font-name="CMSS10" fo:font-size="11pt" style:font-name-asian="CMSS10" style:font-size-asian="11pt" style:font-name-complex="CMSS10" style:font-size-complex="11pt"/>
    </style:style>
    <style:style style:name="T21" style:family="text">
      <style:text-properties style:font-name="Tahoma" fo:font-size="11pt" fo:font-style="normal" fo:font-weight="normal" style:font-name-asian="CMR10" style:font-size-asian="11pt" style:font-style-asian="normal" style:font-weight-asian="normal" style:font-name-complex="CMR10" style:font-size-complex="11pt" style:font-style-complex="normal" style:font-weight-complex="normal"/>
    </style:style>
    <style:style style:name="T22" style:family="text">
      <style:text-properties style:font-name="CMTT10" fo:font-style="normal" fo:font-weight="normal" style:font-name-asian="CMTT10" style:font-style-asian="normal" style:font-weight-asian="normal" style:font-name-complex="CMTT10" style:font-style-complex="normal" style:font-weight-complex="normal"/>
    </style:style>
    <style:style style:name="T23" style:family="text">
      <style:text-properties fo:color="#00ae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color="#00ae00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P cartographie de marqueurs</text:h>
      <text:h text:style-name="P8" text:outline-level="2">CHAZALVIEL Maxime</text:h>
      <text:p text:style-name="P11"><text:span text:style-name="T18">1.2 Nettoyer les données</text:span></text:p>
      <text:p text:style-name="P9"><text:span text:style-name="T18"><text:tab/>1 -</text:span><text:span text:style-name="T7"> Calculer la distorsion des deux premiers marqueurs </text:span><text:span text:style-name="T8">acr </text:span><text:span text:style-name="T7">et </text:span><text:span text:style-name="T8">ald</text:span><text:span text:style-name="T7">.</text:span></text:p>
      <text:p text:style-name="P9"><text:span text:style-name="T7"><text:tab/><text:tab/>On fait un test de X².</text:span></text:p>
      <text:p text:style-name="P9"><text:span text:style-name="T7"/></text:p>
      <text:p text:style-name="P9"><text:span text:style-name="T7"><text:tab/><text:tab/>Distorsion de acr :</text:span></text:p>
      <text:p text:style-name="P9"><text:span text:style-name="T7"><text:tab/><text:tab/><text:tab/>X²=((92-81)²/81)+((70-81)²/81)=2,99</text:span></text:p>
      <text:p text:style-name="P9"><text:span text:style-name="T7"><text:tab/><text:tab/><text:tab/>On ne peut pas rejeter H0, acr n'est pas distordu.</text:span></text:p>
      <text:p text:style-name="P9"><text:span text:style-name="T7"/></text:p>
      <text:p text:style-name="P9"><text:span text:style-name="T7"><text:tab/><text:tab/>Distorsion de ald :</text:span></text:p>
      <text:p text:style-name="P9"><text:span text:style-name="T7"><text:tab/><text:tab/><text:tab/>X²=((99-81)²/81)+((63-81)²/81)=8</text:span></text:p>
      <text:p text:style-name="P9"><text:span text:style-name="T7"><text:tab/><text:tab/><text:tab/>On rejette H0, ald est distordu.</text:span></text:p>
      <text:p text:style-name="P9"><text:span text:style-name="T7"/></text:p>
      <text:p text:style-name="P9"><text:span text:style-name="T18"><text:tab/>2 -</text:span><text:span text:style-name="T7"> Y-a-t-il des marqueurs confondus ?</text:span></text:p>
      <text:p text:style-name="P10"><text:span text:style-name="T1"><text:tab/><text:tab/></text:span><text:span text:style-name="T23">Possible double markers:</text:span></text:p>
      <text:p text:style-name="P12"><text:span text:style-name="T1"><text:s text:c="4"/><text:tab/> <text:s text:c="11"/>eip = fz <text:s text:c="13"/>[48.8]</text:span></text:p>
      <text:p text:style-name="P12"><text:span text:style-name="T1"><text:s text:c="4"/><text:tab/> <text:s text:c="11"/>odh = tub <text:s text:c="12"/>[48.8]</text:span></text:p>
      <text:p text:style-name="P10"><text:span text:style-name="T1"/></text:p>
      <text:p text:style-name="P9"><text:span text:style-name="T18"><text:tab/>3 - </text:span><text:span text:style-name="T7">Si oui, les retirer (</text:span><text:span text:style-name="T9">mrkmerges</text:span><text:span text:style-name="T7">)</text:span></text:p>
      <text:p text:style-name="P9"/>
      <text:p text:style-name="P9"><text:span text:style-name="T7"><text:tab/></text:span></text:p>
      <text:p text:style-name="P5"><text:span text:style-name="T7">1.3 Trouver les groupes de liaison</text:span></text:p>
      <text:p text:style-name="P2"><text:span text:style-name="T4"><text:tab/>Combien y a t il de groupes ? (</text:span><text:span text:style-name="T5">group</text:span><text:span text:style-name="T4">)</text:span></text:p>
      <text:p text:style-name="P2"><text:span text:style-name="T2"><text:tab/></text:span></text:p>
      <text:p text:style-name="P2"><text:span text:style-name="T2"><text:tab/><text:tab/>&gt; </text:span><text:span text:style-name="T2">group 0.5 3</text:span></text:p>
      <text:p text:style-name="P9"><text:span text:style-name="T7"/></text:p>
      <text:p text:style-name="P9"><text:span text:style-name="T7"><text:tab/><text:tab/></text:span><text:span text:style-name="T24">Linkage Groups :</text:span></text:p>
      <text:p text:style-name="P13"><text:span text:style-name="T7"><text:tab/><text:tab/>---------------:</text:span></text:p>
      <text:p text:style-name="P13"><text:span text:style-name="T7"><text:tab/><text:tab/>LOD threshold=3.00</text:span></text:p>
      <text:p text:style-name="P13"><text:span text:style-name="T7"><text:tab/><text:tab/>Distance threshold=50.00:</text:span></text:p>
      <text:p text:style-name="P13"><text:span text:style-name="T7"/></text:p>
      <text:p text:style-name="P13"><text:span text:style-name="T7"><text:tab/><text:tab/> Group ID : Marker ID List ...</text:span></text:p>
      <text:p text:style-name="P13"><text:span text:style-name="T7"><text:s/><text:tab/> <text:s/><text:tab/> <text:s text:c="4"/>1 : 4 31 26 29 17 23 16 8 12 7 34 39 37 30 10 15</text:span></text:p>
      <text:p text:style-name="P13"><text:span text:style-name="T7"><text:s/><text:tab/> <text:tab/> <text:s text:c="5"/>2 : 1 38 22 18 35 32 27 36 33 28 25 19 13 20 14 11 6 5 3 24 21 9 2</text:span></text:p>
      <text:p text:style-name="P6"><text:span text:style-name="T7"><text:tab/><text:tab/>2</text:span></text:p>
      <text:p text:style-name="P6"><text:span text:style-name="T7"/></text:p>
      <text:p text:style-name="P1"><text:span text:style-name="T7"><text:tab/><text:tab/></text:span></text:p>
      <text:p text:style-name="P1"><text:soft-page-break/><text:span text:style-name="T7"><text:tab/>A quels chromosomes se referent-ils ? (</text:span><text:span text:style-name="T10">http://flybase.org</text:span><text:span text:style-name="T7">)</text:span></text:p>
      <text:p text:style-name="P3"><text:span text:style-name="T3"><text:tab/>Chercher par exemple la position des marqueurs </text:span><text:span text:style-name="T6">ninaE </text:span><text:span text:style-name="T3">et </text:span><text:span text:style-name="T6">prd</text:span><text:span text:style-name="T3">.</text:span></text:p>
      <text:p text:style-name="P1"><text:span text:style-name="T7"><text:tab/><text:tab/>&gt; mrkselset [groupget 1]</text:span></text:p>
      <text:p text:style-name="P1"><text:span text:style-name="T7"><text:tab/><text:tab/>&gt; nicemapd</text:span></text:p>
      <text:p text:style-name="P1"><text:span text:style-name="T7"/></text:p>
      <text:p text:style-name="P1"><text:span text:style-name="T7"><text:tab/><text:tab/><text:tab/><text:tab/></text:span><text:span text:style-name="T24">Map -1 : log10-likelihood = <text:s/>-350.29</text:span></text:p>
      <text:p text:style-name="P6"><text:span text:style-name="T7"><text:tab/><text:tab/><text:tab/><text:tab/>-------:</text:span></text:p>
      <text:p text:style-name="P6"><text:span text:style-name="T7"><text:s/><text:tab/><text:tab/><text:tab/><text:tab/>Set : Marker List ...</text:span></text:p>
      <text:p text:style-name="P6"><text:span text:style-name="T7"><text:s text:c="3"/><text:tab/><text:tab/><text:tab/><text:tab/>1 : gl pgk cg gpdh ninaC glt prd mhc ddc duc eve sli plu egfr twi zip </text:span></text:p>
      <text:p text:style-name="P1"><text:span text:style-name="T7"/></text:p>
      <text:p text:style-name="P1"><text:span text:style-name="T7"><text:tab/>Chercher par exemple la position des marqueurs </text:span><text:span text:style-name="T8">ninaE </text:span><text:span text:style-name="T7">et </text:span><text:span text:style-name="T8">prd</text:span><text:span text:style-name="T7">.</text:span></text:p>
      <text:p text:style-name="P3"><text:span text:style-name="T3"><text:tab/>Calculer le LOD score entre </text:span><text:span text:style-name="T6">ninaE </text:span><text:span text:style-name="T3">et </text:span><text:span text:style-name="T6">prd</text:span><text:span text:style-name="T3">. Que peut on en conclure ?</text:span><text:span text:style-name="T1"><text:tab/></text:span></text:p>
      <text:p text:style-name="P1"><text:span text:style-name="T7"><text:tab/><text:tab/>&gt;mrkselset {27 31}</text:span></text:p>
      <text:p text:style-name="P1"><text:span text:style-name="T7"><text:tab/><text:tab/>&gt;mrklod2p</text:span></text:p>
      <text:p text:style-name="P1"><text:span text:style-name="T7"/></text:p>
      <text:p text:style-name="P1"><text:span text:style-name="T7"><text:s text:c="12"/><text:tab/></text:span><text:span text:style-name="T24"> 27 <text:s text:c="3"/>31 </text:span></text:p>
      <text:p text:style-name="P6"><text:span text:style-name="T7"><text:s text:c="10"/><text:tab/><text:tab/>ninaE <text:s text:c="2"/>prd </text:span></text:p>
      <text:p text:style-name="P6"><text:span text:style-name="T7"><text:s text:c="10"/><text:tab/><text:tab/>------------</text:span></text:p>
      <text:p text:style-name="P6"><text:span text:style-name="T7"><text:tab/> <text:s text:c="2"/>ninaE |------ <text:s/>0.1 </text:span></text:p>
      <text:p text:style-name="P6"><text:span text:style-name="T7"><text:tab/> <text:s text:c="5"/>prd | <text:s/>0.1 ------</text:span></text:p>
      <text:p text:style-name="P6"><text:span text:style-name="T7"/></text:p>
      <text:p text:style-name="P1"><text:span text:style-name="T7"><text:tab/>Calculer le taux de recombinaisons efi jam.</text:span></text:p>
      <text:p text:style-name="P1"><text:span text:style-name="T7"><text:tab/><text:tab/>&gt; mrkselset {9 21}</text:span></text:p>
      <text:p text:style-name="P1"><text:span text:style-name="T7"><text:tab/><text:tab/>&gt; mrkfr2p</text:span></text:p>
      <text:p text:style-name="P1"><text:span text:style-name="T7"><text:tab/><text:tab/><text:tab/></text:span><text:span text:style-name="T24">Print two-points recombination-fraction matrices of the locus selection :</text:span></text:p>
      <text:p text:style-name="P6"><text:span text:style-name="T7"><text:tab/><text:tab/><text:tab/>---------------------------------------------------------------------------:</text:span></text:p>
      <text:p text:style-name="P6"><text:span text:style-name="T7"/></text:p>
      <text:p text:style-name="P6"><text:span text:style-name="T7"><text:s text:c="6"/><text:tab/><text:tab/>efi <text:s text:c="2"/>jan </text:span></text:p>
      <text:p text:style-name="P6"><text:span text:style-name="T7"><text:tab/> <text:s text:c="6"/><text:tab/>------------</text:span></text:p>
      <text:p text:style-name="P6"><text:span text:style-name="T7"><text:tab/><text:tab/><text:tab/>efi |------0.056 </text:span></text:p>
      <text:p text:style-name="P6"><text:span text:style-name="T7"><text:tab/><text:tab/> <text:s/><text:tab/>jan |0.056 ------</text:span></text:p>
      <text:p text:style-name="P1"><text:span text:style-name="T7"/></text:p>
      <text:p text:style-name="P1"><text:span text:style-name="T7"><text:tab/>Quel est leur distance</text:span>de Haldane en cM?</text:p>
      <text:p text:style-name="P1"><text:span text:style-name="T7"><text:tab/><text:tab/>&gt; mrkdist2p h</text:span></text:p>
      <text:p text:style-name="P1"><text:span text:style-name="T7"/></text:p>
      <text:p text:style-name="P1"><text:span text:style-name="T7"><text:tab/><text:tab/><text:tab/></text:span><text:span text:style-name="T24">Print two points distance matrices of the loci selection :</text:span></text:p>
      <text:p text:style-name="P6"><text:span text:style-name="T7"><text:tab/><text:tab/><text:tab/>---------------------------------------------------------:</text:span></text:p>
      <text:p text:style-name="P6"><text:span text:style-name="T7"/></text:p>
      <text:p text:style-name="P6"><text:span text:style-name="T7"><text:tab/><text:tab/><text:tab/>Data Set Number <text:s/>1 :</text:span></text:p>
      <text:p text:style-name="P6"><text:span text:style-name="T7"><text:tab/><text:tab/><text:tab/> <text:s text:c="18"/>efi <text:s text:c="2"/>jan </text:span></text:p>
      <text:p text:style-name="P6"><text:span text:style-name="T7"><text:tab/><text:tab/><text:tab/> <text:s text:c="16"/>------------</text:span></text:p>
      <text:p text:style-name="P6"><text:span text:style-name="T7"><text:tab/><text:tab/><text:tab/> <text:s text:c="11"/>efi |------ <text:s/>5.9 </text:span></text:p>
      <text:p text:style-name="P6"><text:span text:style-name="T7"><text:s/><text:tab/><text:tab/><text:tab/> <text:s text:c="10"/>jan | <text:s/>5.9 ------</text:span></text:p>
      <text:p text:style-name="P1"><text:span text:style-name="T7"/></text:p>
      <text:p text:style-name="P1"><text:span text:style-name="T7"><text:tab/>Comparer en terme de vraisemblance les cartes construites avec dierentes heuristiques</text:span></text:p>
      <text:p text:style-name="P4"><text:span text:style-name="T3">(</text:span><text:span text:style-name="T5">nicemapd</text:span><text:span text:style-name="T3">, </text:span><text:span text:style-name="T5">nicemapl</text:span><text:span text:style-name="T3">, </text:span><text:span text:style-name="T5">mfmapd</text:span><text:span text:style-name="T3">, </text:span><text:span text:style-name="T5">mfmapl</text:span><text:span text:style-name="T3">). Peut-on les ameliorer par recherche exhaustive globale ? locale (</text:span><text:span text:style-name="T5">ips</text:span><text:span text:style-name="T3">) ? Peut-on avoir conance dans la meilleure carte trouvee ? (</text:span><text:span text:style-name="T5">greedy </text:span><text:span text:style-name="T3">et </text:span><text:span text:style-name="T5">heaprint</text:span><text:span text:style-name="T3">)</text:span></text:p>
      <text:p text:style-name="P1">postscript).</text:p>
      <text:p text:style-name="P1"><text:span text:style-name="T7"><text:tab/><text:tab/>&gt; nicemapd</text:span></text:p>
      <text:p text:style-name="P1"><text:span text:style-name="T7"/></text:p>
      <text:p text:style-name="P1"><text:span text:style-name="T7"><text:tab/><text:tab/><text:tab/></text:span><text:span text:style-name="T24">Map -1 : log10-likelihood = <text:s text:c="2"/>-63.86</text:span></text:p>
      <text:p text:style-name="P6"><text:span text:style-name="T7"><text:tab/><text:tab/><text:tab/>-------:</text:span></text:p>
      <text:p text:style-name="P6"><text:span text:style-name="T7"><text:tab/><text:tab/><text:tab/>Set : Marker List ...</text:span></text:p>
      <text:p text:style-name="P6"><text:span text:style-name="T7"><text:s text:c="3"/><text:tab/><text:tab/><text:tab/>1 : efi jan </text:span></text:p>
      <text:p text:style-name="P1"><text:soft-page-break/><text:span text:style-name="T7"><text:tab/><text:tab/><text:tab/></text:span><text:span text:style-name="T9">nicemapl</text:span><text:span text:style-name="T7">, </text:span><text:span text:style-name="T9">mfmapd</text:span><text:span text:style-name="T7">, </text:span><text:span text:style-name="T9">mfmapl donnent la même chose.</text:span><text:span text:style-name="T7"><text:tab/></text:span></text:p>
      <text:p text:style-name="P1"><text:span text:style-name="T7"><text:tab/><text:tab/><text:tab/></text:span></text:p>
      <text:p text:style-name="P1"><text:span text:style-name="T7"><text:tab/>Donner la distance de Haldane en cM de chaque meilleure carte obtenue (</text:span><text:span text:style-name="T9">bestprintd</text:span><text:span text:style-name="T7">).</text:span></text:p>
      <text:p text:style-name="P1"><text:span text:style-name="T7"><text:tab/>Et sauvegarder son image (copie d'ecran ou commande imprimer dans un fichier au format)</text:span></text:p>
      <text:p text:style-name="P1"><text:span text:style-name="T7"><text:tab/><text:tab/><text:tab/></text:span></text:p>
      <text:p text:style-name="P1"><text:span text:style-name="T7"><text:tab/><text:tab/>&gt; nicemapd</text:span></text:p>
      <text:p text:style-name="P1"><text:span text:style-name="T7"/></text:p>
      <text:p text:style-name="P6"><text:span text:style-name="T7">Map -1 : log10-likelihood = <text:s/>-350.29</text:span></text:p>
      <text:p text:style-name="P6"><text:span text:style-name="T7">-------:</text:span></text:p>
      <text:p text:style-name="P6"><text:span text:style-name="T7"><text:s/>Set : Marker List ...</text:span></text:p>
      <text:p text:style-name="P6"><text:span text:style-name="T7"><text:s text:c="3"/>1 : gl pgk cg gpdh ninaC glt prd mhc ddc duc eve sli plu egfr twi zip </text:span></text:p>
      <text:p text:style-name="P6"><text:span text:style-name="T7">(TP_Geno_Genet) 138 % heaprintd</text:span></text:p>
      <text:p text:style-name="P6"><text:span text:style-name="T7"/></text:p>
      <text:p text:style-name="P6"><text:span text:style-name="T7">Map <text:s/>0 : log10-likelihood = <text:s/>-350.29, log-e-likelihood = <text:s/>-806.58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1.8 cM <text:s text:c="4"/>69.4 cM <text:s text:c="4"/>10.7 cM <text:s text:c="3"/>10.5 % <text:s text:c="4"/>25.1</text:span></text:p>
      <text:p text:style-name="P6"><text:span text:style-name="T7"><text:s text:c="2"/>8 <text:s/>23 <text:s text:c="2"/>mhc <text:s text:c="10"/>3.2 cM <text:s text:c="4"/>81.2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84.3 cM <text:s text:c="5"/>4.3 cM <text:s text:c="4"/>4.3 % <text:s text:c="4"/>36.2</text:span></text:p>
      <text:p text:style-name="P6"><text:span text:style-name="T7"><text:s/>10 <text:s text:c="2"/>8 <text:s text:c="2"/>duc <text:s text:c="9"/>10.2 cM <text:s text:c="4"/>88.9 cM <text:s text:c="5"/>9.4 cM <text:s text:c="4"/>9.3 % <text:s text:c="4"/>27.1</text:span></text:p>
      <text:p text:style-name="P6"><text:span text:style-name="T7"><text:s/>11 <text:s/>12 <text:s text:c="2"/>eve <text:s text:c="9"/>37.8 cM <text:s text:c="4"/>99.1 cM <text:s text:c="4"/>29.6 cM <text:s text:c="3"/>26.5 % <text:s text:c="5"/>8.1</text:span></text:p>
      <text:p text:style-name="P6"><text:span text:style-name="T7"><text:s/>12 <text:s/>34 <text:s text:c="2"/>sli <text:s text:c="9"/>15.8 cM <text:s text:c="3"/>137.0 cM <text:s text:c="4"/>13.9 cM <text:s text:c="3"/>13.6 % <text:s text:c="4"/>20.8</text:span></text:p>
      <text:p text:style-name="P6"><text:span text:style-name="T7"><text:s/>13 <text:s/>30 <text:s text:c="2"/>plu <text:s text:c="10"/>3.2 cM <text:s text:c="3"/>152.8 cM <text:s text:c="5"/>3.1 cM <text:s text:c="4"/>3.1 % <text:s text:c="4"/>39.1</text:span></text:p>
      <text:p text:style-name="P6"><text:span text:style-name="T7"><text:s/>14 <text:s/>10 <text:s/>egfr <text:s text:c="10"/>2.5 cM <text:s text:c="3"/>156.0 cM <text:s text:c="5"/>2.5 cM <text:s text:c="4"/>2.5 % <text:s text:c="4"/>40.6</text:span></text:p>
      <text:p text:style-name="P6"><text:span text:style-name="T7"><text:s/>15 <text:s/>37 <text:s text:c="2"/>twi <text:s text:c="10"/>5.2 cM <text:s text:c="3"/>158.5 cM <text:s text:c="5"/>5.0 cM <text:s text:c="4"/>4.9 % <text:s text:c="4"/>34.9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63.7 cM <text:s text:c="15"/>143.3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0.29</text:span></text:p>
      <text:p text:style-name="P6"><text:span text:style-name="T7"><text:s text:c="19"/>log-e-likelihood = <text:s/>-806.58</text:span></text:p>
      <text:p text:style-name="P6"><text:span text:style-name="T7"/></text:p>
      <text:p text:style-name="P6"><text:span text:style-name="T7"><text:s text:c="8"/>EM calls:</text:span></text:p>
      <text:p text:style-name="P6"><text:span text:style-name="T7"><text:s text:c="11"/>Set <text:s/>1 : 18 (3,0)</text:span></text:p>
      <text:p text:style-name="P6"><text:span text:style-name="T7"><text:s text:c="8"/>CPU Time (secs): 214.00</text:span></text:p>
      <text:p text:style-name="P6"><text:span text:style-name="T7"><text:s text:c="8"/>Maps within -3.0: 1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<text:tab/>&gt; flips 6 3 2</text:span></text:p>
      <text:p text:style-name="P6"><text:span text:style-name="T7"/></text:p>
      <text:p text:style-name="P6"><text:span text:style-name="T7">Eager Repeated Flip(window size : 6, threshold : 3.00).</text:span></text:p>
      <text:p text:style-name="P6"><text:span text:style-name="T7"/></text:p>
      <text:p text:style-name="P6"><text:soft-page-break/><text:span text:style-name="T7"/></text:p>
      <text:p text:style-name="P6"><text:span text:style-name="T7">Map -1 : log10-likelihood = <text:s/>-350.29</text:span></text:p>
      <text:p text:style-name="P6"><text:span text:style-name="T7">-------:</text:span></text:p>
      <text:p text:style-name="P6"><text:span text:style-name="T7"><text:s/>Set : Marker List ...</text:span></text:p>
      <text:p text:style-name="P6"><text:span text:style-name="T7"><text:s text:c="3"/>1 : gl pgk cg gpdh ninaC glt prd mhc ddc duc eve sli plu egfr twi zip </text:span></text:p>
      <text:p text:style-name="P6"><text:span text:style-name="T7"/></text:p>
      <text:p text:style-name="P6"><text:span text:style-name="T7"><text:s text:c="32"/></text:span></text:p>
      <text:p text:style-name="P6"><text:span text:style-name="T7"><text:s/>1 2 <text:s text:c="2"/>1 2 1 3 2 <text:s text:c="4"/>1 3 3 1 3 3 <text:s/>log10</text:span></text:p>
      <text:p text:style-name="P6"><text:span text:style-name="T7"><text:s/>5 9 4 7 6 6 1 3 7 8 2 4 0 0 7 9 <text:s text:c="2"/>-350.29</text:span></text:p>
      <text:p text:style-name="P6"><text:span text:style-name="T7"/></text:p>
      <text:p text:style-name="P1"><text:span text:style-name="T7"><text:tab/>&gt; heaprintd</text:span></text:p>
      <text:p text:style-name="P6"><text:span text:style-name="T7"/></text:p>
      <text:p text:style-name="P6"><text:span text:style-name="T7">Map <text:s/>0 : log10-likelihood = <text:s/>-363.27, log-e-likelihood = <text:s/>-836.45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1.8 cM <text:s text:c="4"/>69.4 cM <text:s text:c="4"/>10.7 cM <text:s text:c="3"/>10.5 % <text:s text:c="4"/>25.1</text:span></text:p>
      <text:p text:style-name="P6"><text:span text:style-name="T7"><text:s text:c="2"/>8 <text:s/>23 <text:s text:c="2"/>mhc <text:s text:c="10"/>3.2 cM <text:s text:c="4"/>81.2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84.3 cM <text:s text:c="5"/>4.3 cM <text:s text:c="4"/>4.3 % <text:s text:c="4"/>36.2</text:span></text:p>
      <text:p text:style-name="P6"><text:span text:style-name="T7"><text:s/>10 <text:s text:c="2"/>8 <text:s text:c="2"/>duc <text:s text:c="9"/>10.2 cM <text:s text:c="4"/>88.9 cM <text:s text:c="5"/>9.4 cM <text:s text:c="4"/>9.3 % <text:s text:c="4"/>27.1</text:span></text:p>
      <text:p text:style-name="P6"><text:span text:style-name="T7"><text:s/>11 <text:s/>12 <text:s text:c="2"/>eve <text:s text:c="9"/>37.8 cM <text:s text:c="4"/>99.1 cM <text:s text:c="4"/>29.6 cM <text:s text:c="3"/>26.5 % <text:s text:c="5"/>8.1</text:span></text:p>
      <text:p text:style-name="P6"><text:span text:style-name="T7"><text:s/>12 <text:s/>34 <text:s text:c="2"/>sli <text:s text:c="9"/>22.2 cM <text:s text:c="3"/>137.0 cM <text:s text:c="4"/>18.7 cM <text:s text:c="3"/>17.9 % <text:s text:c="4"/>15.7</text:span></text:p>
      <text:p text:style-name="P6"><text:span text:style-name="T7"><text:s/>13 <text:s/>37 <text:s text:c="2"/>twi <text:s text:c="10"/>2.5 cM <text:s text:c="3"/>159.1 cM <text:s text:c="5"/>2.5 cM <text:s text:c="4"/>2.5 % <text:s text:c="4"/>40.6</text:span></text:p>
      <text:p text:style-name="P6"><text:span text:style-name="T7"><text:s/>14 <text:s/>10 <text:s/>egfr <text:s text:c="10"/>3.2 cM <text:s text:c="3"/>161.6 cM <text:s text:c="5"/>3.1 cM <text:s text:c="4"/>3.1 % <text:s text:c="4"/>39.1</text:span></text:p>
      <text:p text:style-name="P6"><text:span text:style-name="T7"><text:s/>15 <text:s/>30 <text:s text:c="2"/>plu <text:s text:c="9"/>10.2 cM <text:s text:c="3"/>164.8 cM <text:s text:c="5"/>9.4 cM <text:s text:c="4"/>9.3 % <text:s text:c="4"/>27.1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75.1 cM <text:s text:c="15"/>152.5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63.27</text:span></text:p>
      <text:p text:style-name="P6"><text:span text:style-name="T7"><text:s text:c="19"/>log-e-likelihood = <text:s/>-836.45</text:span></text:p>
      <text:p text:style-name="P6"><text:span text:style-name="T7"/></text:p>
      <text:p text:style-name="P6"><text:span text:style-name="T7">Map <text:s/>1 : log10-likelihood = <text:s/>-362.69, log-e-likelihood = <text:s/>-835.12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29 <text:s text:c="2"/>pgk <text:s text:c="9"/>11.8 cM <text:s text:c="5"/>0.0 cM <text:s text:c="4"/>10.7 cM <text:s text:c="3"/>10.5 % <text:s text:c="4"/>25.1</text:span></text:p>
      <text:p text:style-name="P6"><text:span text:style-name="T7"><text:s text:c="2"/>2 <text:s/>15 <text:s text:c="3"/>gl <text:s text:c="9"/>22.2 cM <text:s text:c="4"/>11.8 cM <text:s text:c="4"/>18.7 cM <text:s text:c="3"/>17.9 % <text:s text:c="4"/>15.7</text:span></text:p>
      <text:p text:style-name="P6"><text:span text:style-name="T7"><text:s text:c="2"/>3 <text:s text:c="2"/>4 <text:s text:c="3"/>cg <text:s text:c="10"/>4.5 cM <text:s text:c="4"/>33.9 cM <text:s text:c="5"/>4.3 cM <text:s text:c="4"/>4.3 % <text:s text:c="4"/>36.2</text:span></text:p>
      <text:p text:style-name="P6"><text:span text:style-name="T7"><text:s text:c="2"/>4 <text:s/>17 <text:s/>gpdh <text:s text:c="9"/>12.6 cM <text:s text:c="4"/>38.5 cM <text:s text:c="4"/>11.3 cM <text:s text:c="3"/>11.1 % <text:s text:c="4"/>24.2</text:span></text:p>
      <text:p text:style-name="P6"><text:soft-page-break/><text:span text:style-name="T7"><text:s text:c="2"/>5 <text:s/>16 <text:s text:c="2"/>glt <text:s text:c="10"/>8.0 cM <text:s text:c="4"/>51.0 cM <text:s text:c="5"/>7.5 cM <text:s text:c="4"/>7.4 % <text:s text:c="4"/>30.2</text:span></text:p>
      <text:p text:style-name="P6"><text:span text:style-name="T7"><text:s text:c="2"/>6 <text:s/>26 ninaC <text:s text:c="9"/>23.1 cM <text:s text:c="4"/>59.0 cM <text:s text:c="4"/>19.4 cM <text:s text:c="3"/>18.5 % <text:s text:c="4"/>15.1</text:span></text:p>
      <text:p text:style-name="P6"><text:span text:style-name="T7"><text:s text:c="2"/>7 <text:s/>31 <text:s text:c="2"/>prd <text:s text:c="9"/>11.8 cM <text:s text:c="4"/>82.2 cM <text:s text:c="4"/>10.7 cM <text:s text:c="3"/>10.5 % <text:s text:c="4"/>25.1</text:span></text:p>
      <text:p text:style-name="P6"><text:span text:style-name="T7"><text:s text:c="2"/>8 <text:s/>23 <text:s text:c="2"/>mhc <text:s text:c="10"/>3.2 cM <text:s text:c="4"/>94.0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97.1 cM <text:s text:c="5"/>4.3 cM <text:s text:c="4"/>4.3 % <text:s text:c="4"/>36.2</text:span></text:p>
      <text:p text:style-name="P6"><text:span text:style-name="T7"><text:s/>10 <text:s text:c="2"/>8 <text:s text:c="2"/>duc <text:s text:c="9"/>10.2 cM <text:s text:c="3"/>101.7 cM <text:s text:c="5"/>9.4 cM <text:s text:c="4"/>9.3 % <text:s text:c="4"/>27.1</text:span></text:p>
      <text:p text:style-name="P6"><text:span text:style-name="T7"><text:s/>11 <text:s/>12 <text:s text:c="2"/>eve <text:s text:c="9"/>37.8 cM <text:s text:c="3"/>111.9 cM <text:s text:c="4"/>29.6 cM <text:s text:c="3"/>26.5 % <text:s text:c="5"/>8.1</text:span></text:p>
      <text:p text:style-name="P6"><text:span text:style-name="T7"><text:s/>12 <text:s/>34 <text:s text:c="2"/>sli <text:s text:c="9"/>15.8 cM <text:s text:c="3"/>149.7 cM <text:s text:c="4"/>13.9 cM <text:s text:c="3"/>13.6 % <text:s text:c="4"/>20.8</text:span></text:p>
      <text:p text:style-name="P6"><text:span text:style-name="T7"><text:s/>13 <text:s/>30 <text:s text:c="2"/>plu <text:s text:c="10"/>3.2 cM <text:s text:c="3"/>165.6 cM <text:s text:c="5"/>3.1 cM <text:s text:c="4"/>3.1 % <text:s text:c="4"/>39.1</text:span></text:p>
      <text:p text:style-name="P6"><text:span text:style-name="T7"><text:s/>14 <text:s/>10 <text:s/>egfr <text:s text:c="10"/>2.5 cM <text:s text:c="3"/>168.8 cM <text:s text:c="5"/>2.5 cM <text:s text:c="4"/>2.5 % <text:s text:c="4"/>40.6</text:span></text:p>
      <text:p text:style-name="P6"><text:span text:style-name="T7"><text:s/>15 <text:s/>37 <text:s text:c="2"/>twi <text:s text:c="10"/>5.2 cM <text:s text:c="3"/>171.3 cM <text:s text:c="5"/>5.0 cM <text:s text:c="4"/>4.9 % <text:s text:c="4"/>34.9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76.5 cM <text:s text:c="15"/>153.4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62.69</text:span></text:p>
      <text:p text:style-name="P6"><text:span text:style-name="T7"><text:s text:c="19"/>log-e-likelihood = <text:s/>-835.12</text:span></text:p>
      <text:p text:style-name="P6"><text:span text:style-name="T7"/></text:p>
      <text:p text:style-name="P6"><text:span text:style-name="T7">Map <text:s/>2 : log10-likelihood = <text:s/>-362.31, log-e-likelihood = <text:s/>-834.24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0 <text:s/>egfr <text:s text:c="10"/>2.5 cM <text:s text:c="5"/>0.0 cM <text:s text:c="5"/>2.5 cM <text:s text:c="4"/>2.5 % <text:s text:c="4"/>40.6</text:span></text:p>
      <text:p text:style-name="P6"><text:span text:style-name="T7"><text:s text:c="2"/>2 <text:s/>37 <text:s text:c="2"/>twi <text:s text:c="10"/>5.2 cM <text:s text:c="5"/>2.5 cM <text:s text:c="5"/>5.0 cM <text:s text:c="4"/>4.9 % <text:s text:c="4"/>34.9</text:span></text:p>
      <text:p text:style-name="P6"><text:span text:style-name="T7"><text:s text:c="2"/>3 <text:s/>39 <text:s text:c="2"/>zip <text:s text:c="9"/>10.2 cM <text:s text:c="5"/>7.7 cM <text:s text:c="5"/>9.4 cM <text:s text:c="4"/>9.3 % <text:s text:c="4"/>27.1</text:span></text:p>
      <text:p text:style-name="P6"><text:span text:style-name="T7"><text:s text:c="2"/>4 <text:s/>30 <text:s text:c="2"/>plu <text:s text:c="9"/>15.8 cM <text:s text:c="4"/>18.0 cM <text:s text:c="4"/>13.9 cM <text:s text:c="3"/>13.6 % <text:s text:c="4"/>20.8</text:span></text:p>
      <text:p text:style-name="P6"><text:span text:style-name="T7"><text:s text:c="2"/>5 <text:s/>34 <text:s text:c="2"/>sli <text:s text:c="9"/>37.8 cM <text:s text:c="4"/>33.8 cM <text:s text:c="4"/>29.6 cM <text:s text:c="3"/>26.5 % <text:s text:c="5"/>8.1</text:span></text:p>
      <text:p text:style-name="P6"><text:span text:style-name="T7"><text:s text:c="2"/>6 <text:s/>12 <text:s text:c="2"/>eve <text:s text:c="9"/>10.2 cM <text:s text:c="4"/>71.7 cM <text:s text:c="5"/>9.4 cM <text:s text:c="4"/>9.3 % <text:s text:c="4"/>27.1</text:span></text:p>
      <text:p text:style-name="P6"><text:span text:style-name="T7"><text:s text:c="2"/>7 <text:s text:c="2"/>8 <text:s text:c="2"/>duc <text:s text:c="10"/>4.5 cM <text:s text:c="4"/>81.9 cM <text:s text:c="5"/>4.3 cM <text:s text:c="4"/>4.3 % <text:s text:c="4"/>36.2</text:span></text:p>
      <text:p text:style-name="P6"><text:span text:style-name="T7"><text:s text:c="2"/>8 <text:s text:c="2"/>7 <text:s text:c="2"/>ddc <text:s text:c="10"/>3.2 cM <text:s text:c="4"/>86.4 cM <text:s text:c="5"/>3.1 cM <text:s text:c="4"/>3.1 % <text:s text:c="4"/>39.1</text:span></text:p>
      <text:p text:style-name="P6"><text:span text:style-name="T7"><text:s text:c="2"/>9 <text:s/>23 <text:s text:c="2"/>mhc <text:s text:c="9"/>11.8 cM <text:s text:c="4"/>89.6 cM <text:s text:c="4"/>10.7 cM <text:s text:c="3"/>10.5 % <text:s text:c="4"/>25.1</text:span></text:p>
      <text:p text:style-name="P6"><text:span text:style-name="T7"><text:s/>10 <text:s/>31 <text:s text:c="2"/>prd <text:s text:c="9"/>21.2 cM <text:s text:c="3"/>101.4 cM <text:s text:c="4"/>18.0 cM <text:s text:c="3"/>17.3 % <text:s text:c="4"/>16.4</text:span></text:p>
      <text:p text:style-name="P6"><text:span text:style-name="T7"><text:s/>11 <text:s/>16 <text:s text:c="2"/>glt <text:s text:c="10"/>8.0 cM <text:s text:c="3"/>122.6 cM <text:s text:c="5"/>7.5 cM <text:s text:c="4"/>7.4 % <text:s text:c="4"/>30.2</text:span></text:p>
      <text:p text:style-name="P6"><text:span text:style-name="T7"><text:s/>12 <text:s/>26 ninaC <text:s text:c="10"/>8.0 cM <text:s text:c="3"/>130.6 cM <text:s text:c="5"/>7.5 cM <text:s text:c="4"/>7.4 % <text:s text:c="4"/>30.2</text:span></text:p>
      <text:p text:style-name="P6"><text:span text:style-name="T7"><text:s/>13 <text:s/>17 <text:s/>gpdh <text:s text:c="10"/>4.5 cM <text:s text:c="3"/>138.6 cM <text:s text:c="5"/>4.3 cM <text:s text:c="4"/>4.3 % <text:s text:c="4"/>36.2</text:span></text:p>
      <text:p text:style-name="P6"><text:span text:style-name="T7"><text:s/>14 <text:s text:c="2"/>4 <text:s text:c="3"/>cg <text:s text:c="9"/>15.8 cM <text:s text:c="3"/>143.1 cM <text:s text:c="4"/>13.9 cM <text:s text:c="3"/>13.6 % <text:s text:c="4"/>20.8</text:span></text:p>
      <text:p text:style-name="P6"><text:span text:style-name="T7"><text:s/>15 <text:s/>29 <text:s text:c="2"/>pgk <text:s text:c="9"/>11.8 cM <text:s text:c="3"/>159.0 cM <text:s text:c="4"/>10.7 cM <text:s text:c="3"/>10.5 % <text:s text:c="4"/>25.1</text:span></text:p>
      <text:p text:style-name="P6"><text:span text:style-name="T7"><text:s/>16 <text:s/>15 <text:s text:c="3"/>gl <text:s text:c="7"/>---------- <text:s text:c="13"/>----------</text:span></text:p>
      <text:p text:style-name="P6"><text:span text:style-name="T7"><text:s text:c="22"/>170.8 cM <text:s text:c="15"/>149.6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62.31</text:span></text:p>
      <text:p text:style-name="P6"><text:span text:style-name="T7"><text:s text:c="19"/>log-e-likelihood = <text:s/>-834.24</text:span></text:p>
      <text:p text:style-name="P6"><text:span text:style-name="T7"/></text:p>
      <text:p text:style-name="P6"><text:span text:style-name="T7">Map <text:s/>4 : log10-likelihood = <text:s/>-361.49, log-e-likelihood = <text:s/>-832.37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oft-page-break/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1.8 cM <text:s text:c="4"/>69.4 cM <text:s text:c="4"/>10.7 cM <text:s text:c="3"/>10.5 % <text:s text:c="4"/>25.1</text:span></text:p>
      <text:p text:style-name="P6"><text:span text:style-name="T7"><text:s text:c="2"/>8 <text:s/>23 <text:s text:c="2"/>mhc <text:s text:c="10"/>6.6 cM <text:s text:c="4"/>81.2 cM <text:s text:c="5"/>6.2 cM <text:s text:c="4"/>6.2 % <text:s text:c="4"/>32.5</text:span></text:p>
      <text:p text:style-name="P6"><text:span text:style-name="T7"><text:s text:c="2"/>9 <text:s text:c="2"/>8 <text:s text:c="2"/>duc <text:s text:c="10"/>4.5 cM <text:s text:c="4"/>87.8 cM <text:s text:c="5"/>4.3 cM <text:s text:c="4"/>4.3 % <text:s text:c="4"/>36.2</text:span></text:p>
      <text:p text:style-name="P6"><text:span text:style-name="T7"><text:s/>10 <text:s text:c="2"/>7 <text:s text:c="2"/>ddc <text:s text:c="9"/>14.2 cM <text:s text:c="4"/>92.3 cM <text:s text:c="4"/>12.6 cM <text:s text:c="3"/>12.3 % <text:s text:c="4"/>22.5</text:span></text:p>
      <text:p text:style-name="P6"><text:span text:style-name="T7"><text:s/>11 <text:s/>12 <text:s text:c="2"/>eve <text:s text:c="9"/>37.8 cM <text:s text:c="3"/>106.4 cM <text:s text:c="4"/>29.6 cM <text:s text:c="3"/>26.5 % <text:s text:c="5"/>8.1</text:span></text:p>
      <text:p text:style-name="P6"><text:span text:style-name="T7"><text:s/>12 <text:s/>34 <text:s text:c="2"/>sli <text:s text:c="9"/>15.8 cM <text:s text:c="3"/>144.3 cM <text:s text:c="4"/>13.9 cM <text:s text:c="3"/>13.6 % <text:s text:c="4"/>20.8</text:span></text:p>
      <text:p text:style-name="P6"><text:span text:style-name="T7"><text:s/>13 <text:s/>30 <text:s text:c="2"/>plu <text:s text:c="10"/>3.2 cM <text:s text:c="3"/>160.1 cM <text:s text:c="5"/>3.1 cM <text:s text:c="4"/>3.1 % <text:s text:c="4"/>39.1</text:span></text:p>
      <text:p text:style-name="P6"><text:span text:style-name="T7"><text:s/>14 <text:s/>10 <text:s/>egfr <text:s text:c="10"/>2.5 cM <text:s text:c="3"/>163.3 cM <text:s text:c="5"/>2.5 cM <text:s text:c="4"/>2.5 % <text:s text:c="4"/>40.6</text:span></text:p>
      <text:p text:style-name="P6"><text:span text:style-name="T7"><text:s/>15 <text:s/>37 <text:s text:c="2"/>twi <text:s text:c="10"/>5.2 cM <text:s text:c="3"/>165.9 cM <text:s text:c="5"/>5.0 cM <text:s text:c="4"/>4.9 % <text:s text:c="4"/>34.9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71.1 cM <text:s text:c="15"/>149.7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61.49</text:span></text:p>
      <text:p text:style-name="P6"><text:span text:style-name="T7"><text:s text:c="19"/>log-e-likelihood = <text:s/>-832.37</text:span></text:p>
      <text:p text:style-name="P6"><text:span text:style-name="T7"/></text:p>
      <text:p text:style-name="P6"><text:span text:style-name="T7">Map <text:s/>3 : log10-likelihood = <text:s/>-360.45, log-e-likelihood = <text:s/>-829.97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1.8 cM <text:s text:c="4"/>69.4 cM <text:s text:c="4"/>10.7 cM <text:s text:c="3"/>10.5 % <text:s text:c="4"/>25.1</text:span></text:p>
      <text:p text:style-name="P6"><text:span text:style-name="T7"><text:s text:c="2"/>8 <text:s/>23 <text:s text:c="2"/>mhc <text:s text:c="10"/>3.2 cM <text:s text:c="4"/>81.2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84.3 cM <text:s text:c="5"/>4.3 cM <text:s text:c="4"/>4.3 % <text:s text:c="4"/>36.2</text:span></text:p>
      <text:p text:style-name="P6"><text:span text:style-name="T7"><text:s/>10 <text:s text:c="2"/>8 <text:s text:c="2"/>duc <text:s text:c="9"/>10.2 cM <text:s text:c="4"/>88.9 cM <text:s text:c="5"/>9.4 cM <text:s text:c="4"/>9.3 % <text:s text:c="4"/>27.1</text:span></text:p>
      <text:p text:style-name="P6"><text:span text:style-name="T7"><text:s/>11 <text:s/>12 <text:s text:c="2"/>eve <text:s text:c="9"/>53.1 cM <text:s text:c="4"/>99.1 cM <text:s text:c="4"/>39.1 cM <text:s text:c="3"/>32.7 % <text:s text:c="5"/>4.3</text:span></text:p>
      <text:p text:style-name="P6"><text:span text:style-name="T7"><text:s/>12 <text:s/>30 <text:s text:c="2"/>plu <text:s text:c="10"/>3.2 cM <text:s text:c="3"/>152.2 cM <text:s text:c="5"/>3.1 cM <text:s text:c="4"/>3.1 % <text:s text:c="4"/>39.1</text:span></text:p>
      <text:p text:style-name="P6"><text:span text:style-name="T7"><text:s/>13 <text:s/>10 <text:s/>egfr <text:s text:c="10"/>2.5 cM <text:s text:c="3"/>155.4 cM <text:s text:c="5"/>2.5 cM <text:s text:c="4"/>2.5 % <text:s text:c="4"/>40.6</text:span></text:p>
      <text:p text:style-name="P6"><text:span text:style-name="T7"><text:s/>14 <text:s/>37 <text:s text:c="2"/>twi <text:s text:c="10"/>5.2 cM <text:s text:c="3"/>157.9 cM <text:s text:c="5"/>5.0 cM <text:s text:c="4"/>4.9 % <text:s text:c="4"/>34.9</text:span></text:p>
      <text:p text:style-name="P6"><text:span text:style-name="T7"><text:s/>15 <text:s/>39 <text:s text:c="2"/>zip <text:s text:c="9"/>24.1 cM <text:s text:c="3"/>163.1 cM <text:s text:c="4"/>20.2 cM <text:s text:c="3"/>19.1 % <text:s text:c="4"/>14.4</text:span></text:p>
      <text:p text:style-name="P6"><text:span text:style-name="T7"><text:s/>16 <text:s/>34 <text:s text:c="2"/>sli <text:s text:c="7"/>---------- <text:s text:c="13"/>----------</text:span></text:p>
      <text:p text:style-name="P6"><text:span text:style-name="T7"><text:s text:c="22"/>187.3 cM <text:s text:c="15"/>159.1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60.45</text:span></text:p>
      <text:p text:style-name="P6"><text:span text:style-name="T7"><text:s text:c="19"/>log-e-likelihood = <text:s/>-829.97</text:span></text:p>
      <text:p text:style-name="P6"><text:span text:style-name="T7"/></text:p>
      <text:p text:style-name="P6"><text:soft-page-break/><text:span text:style-name="T7">Map <text:s/>5 : log10-likelihood = <text:s/>-359.55, log-e-likelihood = <text:s/>-827.90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1.8 cM <text:s text:c="4"/>69.4 cM <text:s text:c="4"/>10.7 cM <text:s text:c="3"/>10.5 % <text:s text:c="4"/>25.1</text:span></text:p>
      <text:p text:style-name="P6"><text:span text:style-name="T7"><text:s text:c="2"/>8 <text:s/>23 <text:s text:c="2"/>mhc <text:s text:c="10"/>3.2 cM <text:s text:c="4"/>81.2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84.3 cM <text:s text:c="5"/>4.3 cM <text:s text:c="4"/>4.3 % <text:s text:c="4"/>36.2</text:span></text:p>
      <text:p text:style-name="P6"><text:span text:style-name="T7"><text:s/>10 <text:s text:c="2"/>8 <text:s text:c="2"/>duc <text:s text:c="9"/>10.2 cM <text:s text:c="4"/>88.9 cM <text:s text:c="5"/>9.4 cM <text:s text:c="4"/>9.3 % <text:s text:c="4"/>27.1</text:span></text:p>
      <text:p text:style-name="P6"><text:span text:style-name="T7"><text:s/>11 <text:s/>12 <text:s text:c="2"/>eve <text:s text:c="9"/>37.8 cM <text:s text:c="4"/>99.1 cM <text:s text:c="4"/>29.6 cM <text:s text:c="3"/>26.5 % <text:s text:c="5"/>8.1</text:span></text:p>
      <text:p text:style-name="P6"><text:span text:style-name="T7"><text:s/>12 <text:s/>34 <text:s text:c="2"/>sli <text:s text:c="9"/>18.5 cM <text:s text:c="3"/>137.0 cM <text:s text:c="4"/>16.0 cM <text:s text:c="3"/>15.4 % <text:s text:c="4"/>18.5</text:span></text:p>
      <text:p text:style-name="P6"><text:span text:style-name="T7"><text:s/>13 <text:s/>10 <text:s/>egfr <text:s text:c="10"/>3.2 cM <text:s text:c="3"/>155.4 cM <text:s text:c="5"/>3.1 cM <text:s text:c="4"/>3.1 % <text:s text:c="4"/>39.1</text:span></text:p>
      <text:p text:style-name="P6"><text:span text:style-name="T7"><text:s/>14 <text:s/>30 <text:s text:c="2"/>plu <text:s text:c="10"/>5.9 cM <text:s text:c="3"/>158.6 cM <text:s text:c="5"/>5.6 cM <text:s text:c="4"/>5.6 % <text:s text:c="4"/>33.7</text:span></text:p>
      <text:p text:style-name="P6"><text:span text:style-name="T7"><text:s/>15 <text:s/>37 <text:s text:c="2"/>twi <text:s text:c="10"/>5.2 cM <text:s text:c="3"/>164.5 cM <text:s text:c="5"/>5.0 cM <text:s text:c="4"/>4.9 % <text:s text:c="4"/>34.9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69.7 cM <text:s text:c="15"/>148.4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9.55</text:span></text:p>
      <text:p text:style-name="P6"><text:span text:style-name="T7"><text:s text:c="19"/>log-e-likelihood = <text:s/>-827.90</text:span></text:p>
      <text:p text:style-name="P6"><text:span text:style-name="T7"/></text:p>
      <text:p text:style-name="P6"><text:span text:style-name="T7">Map <text:s/>6 : log10-likelihood = <text:s/>-358.45, log-e-likelihood = <text:s/>-825.36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1.8 cM <text:s text:c="4"/>69.4 cM <text:s text:c="4"/>10.7 cM <text:s text:c="3"/>10.5 % <text:s text:c="4"/>25.1</text:span></text:p>
      <text:p text:style-name="P6"><text:span text:style-name="T7"><text:s text:c="2"/>8 <text:s/>23 <text:s text:c="2"/>mhc <text:s text:c="10"/>3.2 cM <text:s text:c="4"/>81.2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84.3 cM <text:s text:c="5"/>4.3 cM <text:s text:c="4"/>4.3 % <text:s text:c="4"/>36.2</text:span></text:p>
      <text:p text:style-name="P6"><text:span text:style-name="T7"><text:s/>10 <text:s text:c="2"/>8 <text:s text:c="2"/>duc <text:s text:c="9"/>10.2 cM <text:s text:c="4"/>88.9 cM <text:s text:c="5"/>9.4 cM <text:s text:c="4"/>9.3 % <text:s text:c="4"/>27.1</text:span></text:p>
      <text:p text:style-name="P6"><text:span text:style-name="T7"><text:s/>11 <text:s/>12 <text:s text:c="2"/>eve <text:s text:c="9"/>37.8 cM <text:s text:c="4"/>99.1 cM <text:s text:c="4"/>29.6 cM <text:s text:c="3"/>26.5 % <text:s text:c="5"/>8.1</text:span></text:p>
      <text:p text:style-name="P6"><text:span text:style-name="T7"><text:s/>12 <text:s/>34 <text:s text:c="2"/>sli <text:s text:c="9"/>15.8 cM <text:s text:c="3"/>137.0 cM <text:s text:c="4"/>13.9 cM <text:s text:c="3"/>13.6 % <text:s text:c="4"/>20.8</text:span></text:p>
      <text:p text:style-name="P6"><text:span text:style-name="T7"><text:s/>13 <text:s/>30 <text:s text:c="2"/>plu <text:s text:c="10"/>3.2 cM <text:s text:c="3"/>152.8 cM <text:s text:c="5"/>3.1 cM <text:s text:c="4"/>3.1 % <text:s text:c="4"/>39.1</text:span></text:p>
      <text:p text:style-name="P6"><text:span text:style-name="T7"><text:s/>14 <text:s/>10 <text:s/>egfr <text:s text:c="10"/>6.6 cM <text:s text:c="3"/>156.0 cM <text:s text:c="5"/>6.2 cM <text:s text:c="4"/>6.2 % <text:s text:c="4"/>32.5</text:span></text:p>
      <text:p text:style-name="P6"><text:span text:style-name="T7"><text:s/>15 <text:s/>39 <text:s text:c="2"/>zip <text:s text:c="10"/>5.2 cM <text:s text:c="3"/>162.6 cM <text:s text:c="5"/>5.0 cM <text:s text:c="4"/>4.9 % <text:s text:c="4"/>34.9</text:span></text:p>
      <text:p text:style-name="P6"><text:span text:style-name="T7"><text:s/>16 <text:s/>37 <text:s text:c="2"/>twi <text:s text:c="7"/>---------- <text:s text:c="13"/>----------</text:span></text:p>
      <text:p text:style-name="P6"><text:soft-page-break/><text:span text:style-name="T7"><text:s text:c="22"/>167.8 cM <text:s text:c="15"/>147.1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8.45</text:span></text:p>
      <text:p text:style-name="P6"><text:span text:style-name="T7"><text:s text:c="19"/>log-e-likelihood = <text:s/>-825.36</text:span></text:p>
      <text:p text:style-name="P6"><text:span text:style-name="T7"/></text:p>
      <text:p text:style-name="P6"><text:span text:style-name="T7">Map <text:s/>8 : log10-likelihood = <text:s/>-358.39, log-e-likelihood = <text:s/>-825.23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5.8 cM <text:s text:c="4"/>69.4 cM <text:s text:c="4"/>13.9 cM <text:s text:c="3"/>13.6 % <text:s text:c="4"/>20.8</text:span></text:p>
      <text:p text:style-name="P6"><text:span text:style-name="T7"><text:s text:c="2"/>8 <text:s text:c="2"/>7 <text:s text:c="2"/>ddc <text:s text:c="10"/>3.2 cM <text:s text:c="4"/>85.2 cM <text:s text:c="5"/>3.1 cM <text:s text:c="4"/>3.1 % <text:s text:c="4"/>39.1</text:span></text:p>
      <text:p text:style-name="P6"><text:span text:style-name="T7"><text:s text:c="2"/>9 <text:s/>23 <text:s text:c="2"/>mhc <text:s text:c="10"/>6.6 cM <text:s text:c="4"/>88.4 cM <text:s text:c="5"/>6.2 cM <text:s text:c="4"/>6.2 % <text:s text:c="4"/>32.5</text:span></text:p>
      <text:p text:style-name="P6"><text:span text:style-name="T7"><text:s/>10 <text:s text:c="2"/>8 <text:s text:c="2"/>duc <text:s text:c="9"/>10.2 cM <text:s text:c="4"/>95.0 cM <text:s text:c="5"/>9.4 cM <text:s text:c="4"/>9.3 % <text:s text:c="4"/>27.1</text:span></text:p>
      <text:p text:style-name="P6"><text:span text:style-name="T7"><text:s/>11 <text:s/>12 <text:s text:c="2"/>eve <text:s text:c="9"/>37.8 cM <text:s text:c="3"/>105.2 cM <text:s text:c="4"/>29.6 cM <text:s text:c="3"/>26.5 % <text:s text:c="5"/>8.1</text:span></text:p>
      <text:p text:style-name="P6"><text:span text:style-name="T7"><text:s/>12 <text:s/>34 <text:s text:c="2"/>sli <text:s text:c="9"/>15.8 cM <text:s text:c="3"/>143.1 cM <text:s text:c="4"/>13.9 cM <text:s text:c="3"/>13.6 % <text:s text:c="4"/>20.8</text:span></text:p>
      <text:p text:style-name="P6"><text:span text:style-name="T7"><text:s/>13 <text:s/>30 <text:s text:c="2"/>plu <text:s text:c="10"/>3.2 cM <text:s text:c="3"/>158.9 cM <text:s text:c="5"/>3.1 cM <text:s text:c="4"/>3.1 % <text:s text:c="4"/>39.1</text:span></text:p>
      <text:p text:style-name="P6"><text:span text:style-name="T7"><text:s/>14 <text:s/>10 <text:s/>egfr <text:s text:c="10"/>2.5 cM <text:s text:c="3"/>162.1 cM <text:s text:c="5"/>2.5 cM <text:s text:c="4"/>2.5 % <text:s text:c="4"/>40.6</text:span></text:p>
      <text:p text:style-name="P6"><text:span text:style-name="T7"><text:s/>15 <text:s/>37 <text:s text:c="2"/>twi <text:s text:c="10"/>5.2 cM <text:s text:c="3"/>164.7 cM <text:s text:c="5"/>5.0 cM <text:s text:c="4"/>4.9 % <text:s text:c="4"/>34.9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69.9 cM <text:s text:c="15"/>148.5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8.39</text:span></text:p>
      <text:p text:style-name="P6"><text:span text:style-name="T7"><text:s text:c="19"/>log-e-likelihood = <text:s/>-825.23</text:span></text:p>
      <text:p text:style-name="P6"><text:span text:style-name="T7"/></text:p>
      <text:p text:style-name="P6"><text:span text:style-name="T7">Map 11 : log10-likelihood = <text:s/>-358.16, log-e-likelihood = <text:s/>-824.69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1.8 cM <text:s text:c="4"/>69.4 cM <text:s text:c="4"/>10.7 cM <text:s text:c="3"/>10.5 % <text:s text:c="4"/>25.1</text:span></text:p>
      <text:p text:style-name="P6"><text:span text:style-name="T7"><text:s text:c="2"/>8 <text:s/>23 <text:s text:c="2"/>mhc <text:s text:c="10"/>3.2 cM <text:s text:c="4"/>81.2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84.3 cM <text:s text:c="5"/>4.3 cM <text:s text:c="4"/>4.3 % <text:s text:c="4"/>36.2</text:span></text:p>
      <text:p text:style-name="P6"><text:span text:style-name="T7"><text:s/>10 <text:s text:c="2"/>8 <text:s text:c="2"/>duc <text:s text:c="9"/>10.2 cM <text:s text:c="4"/>88.9 cM <text:s text:c="5"/>9.4 cM <text:s text:c="4"/>9.3 % <text:s text:c="4"/>27.1</text:span></text:p>
      <text:p text:style-name="P6"><text:soft-page-break/><text:span text:style-name="T7"><text:s/>11 <text:s/>12 <text:s text:c="2"/>eve <text:s text:c="9"/>37.8 cM <text:s text:c="4"/>99.1 cM <text:s text:c="4"/>29.6 cM <text:s text:c="3"/>26.5 % <text:s text:c="5"/>8.1</text:span></text:p>
      <text:p text:style-name="P6"><text:span text:style-name="T7"><text:s/>12 <text:s/>34 <text:s text:c="2"/>sli <text:s text:c="9"/>15.8 cM <text:s text:c="3"/>137.0 cM <text:s text:c="4"/>13.9 cM <text:s text:c="3"/>13.6 % <text:s text:c="4"/>20.8</text:span></text:p>
      <text:p text:style-name="P6"><text:span text:style-name="T7"><text:s/>13 <text:s/>30 <text:s text:c="2"/>plu <text:s text:c="10"/>5.9 cM <text:s text:c="3"/>152.8 cM <text:s text:c="5"/>5.6 cM <text:s text:c="4"/>5.6 % <text:s text:c="4"/>33.7</text:span></text:p>
      <text:p text:style-name="P6"><text:span text:style-name="T7"><text:s/>14 <text:s/>37 <text:s text:c="2"/>twi <text:s text:c="10"/>2.5 cM <text:s text:c="3"/>158.7 cM <text:s text:c="5"/>2.5 cM <text:s text:c="4"/>2.5 % <text:s text:c="4"/>40.6</text:span></text:p>
      <text:p text:style-name="P6"><text:span text:style-name="T7"><text:s/>15 <text:s/>10 <text:s/>egfr <text:s text:c="10"/>6.6 cM <text:s text:c="3"/>161.2 cM <text:s text:c="5"/>6.2 cM <text:s text:c="4"/>6.2 % <text:s text:c="4"/>32.5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67.8 cM <text:s text:c="15"/>147.1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8.16</text:span></text:p>
      <text:p text:style-name="P6"><text:span text:style-name="T7"><text:s text:c="19"/>log-e-likelihood = <text:s/>-824.69</text:span></text:p>
      <text:p text:style-name="P6"><text:span text:style-name="T7"/></text:p>
      <text:p text:style-name="P6"><text:span text:style-name="T7">Map 10 : log10-likelihood = <text:s/>-357.65, log-e-likelihood = <text:s/>-823.52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8.5 cM <text:s text:c="4"/>11.8 cM <text:s text:c="4"/>16.0 cM <text:s text:c="3"/>15.4 % <text:s text:c="4"/>18.5</text:span></text:p>
      <text:p text:style-name="P6"><text:span text:style-name="T7"><text:s text:c="2"/>3 <text:s/>17 <text:s/>gpdh <text:s text:c="10"/>4.5 cM <text:s text:c="4"/>30.2 cM <text:s text:c="5"/>4.3 cM <text:s text:c="4"/>4.3 % <text:s text:c="4"/>36.2</text:span></text:p>
      <text:p text:style-name="P6"><text:span text:style-name="T7"><text:s text:c="2"/>4 <text:s text:c="2"/>4 <text:s text:c="3"/>cg <text:s text:c="9"/>11.8 cM <text:s text:c="4"/>34.8 cM <text:s text:c="4"/>10.7 cM <text:s text:c="3"/>10.5 % <text:s text:c="4"/>25.1</text:span></text:p>
      <text:p text:style-name="P6"><text:span text:style-name="T7"><text:s text:c="2"/>5 <text:s/>26 ninaC <text:s text:c="10"/>8.0 cM <text:s text:c="4"/>46.5 cM <text:s text:c="5"/>7.5 cM <text:s text:c="4"/>7.4 % <text:s text:c="4"/>30.2</text:span></text:p>
      <text:p text:style-name="P6"><text:span text:style-name="T7"><text:s text:c="2"/>6 <text:s/>16 <text:s text:c="2"/>glt <text:s text:c="9"/>21.2 cM <text:s text:c="4"/>54.5 cM <text:s text:c="4"/>18.0 cM <text:s text:c="3"/>17.3 % <text:s text:c="4"/>16.4</text:span></text:p>
      <text:p text:style-name="P6"><text:span text:style-name="T7"><text:s text:c="2"/>7 <text:s/>31 <text:s text:c="2"/>prd <text:s text:c="9"/>11.8 cM <text:s text:c="4"/>75.8 cM <text:s text:c="4"/>10.7 cM <text:s text:c="3"/>10.5 % <text:s text:c="4"/>25.1</text:span></text:p>
      <text:p text:style-name="P6"><text:span text:style-name="T7"><text:s text:c="2"/>8 <text:s/>23 <text:s text:c="2"/>mhc <text:s text:c="10"/>3.2 cM <text:s text:c="4"/>87.5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90.7 cM <text:s text:c="5"/>4.3 cM <text:s text:c="4"/>4.3 % <text:s text:c="4"/>36.2</text:span></text:p>
      <text:p text:style-name="P6"><text:span text:style-name="T7"><text:s/>10 <text:s text:c="2"/>8 <text:s text:c="2"/>duc <text:s text:c="9"/>10.2 cM <text:s text:c="4"/>95.2 cM <text:s text:c="5"/>9.4 cM <text:s text:c="4"/>9.3 % <text:s text:c="4"/>27.1</text:span></text:p>
      <text:p text:style-name="P6"><text:span text:style-name="T7"><text:s/>11 <text:s/>12 <text:s text:c="2"/>eve <text:s text:c="9"/>37.8 cM <text:s text:c="3"/>105.5 cM <text:s text:c="4"/>29.6 cM <text:s text:c="3"/>26.5 % <text:s text:c="5"/>8.1</text:span></text:p>
      <text:p text:style-name="P6"><text:span text:style-name="T7"><text:s/>12 <text:s/>34 <text:s text:c="2"/>sli <text:s text:c="9"/>15.8 cM <text:s text:c="3"/>143.3 cM <text:s text:c="4"/>13.9 cM <text:s text:c="3"/>13.6 % <text:s text:c="4"/>20.8</text:span></text:p>
      <text:p text:style-name="P6"><text:span text:style-name="T7"><text:s/>13 <text:s/>30 <text:s text:c="2"/>plu <text:s text:c="10"/>3.2 cM <text:s text:c="3"/>159.2 cM <text:s text:c="5"/>3.1 cM <text:s text:c="4"/>3.1 % <text:s text:c="4"/>39.1</text:span></text:p>
      <text:p text:style-name="P6"><text:span text:style-name="T7"><text:s/>14 <text:s/>10 <text:s/>egfr <text:s text:c="10"/>2.5 cM <text:s text:c="3"/>162.4 cM <text:s text:c="5"/>2.5 cM <text:s text:c="4"/>2.5 % <text:s text:c="4"/>40.6</text:span></text:p>
      <text:p text:style-name="P6"><text:span text:style-name="T7"><text:s/>15 <text:s/>37 <text:s text:c="2"/>twi <text:s text:c="10"/>5.2 cM <text:s text:c="3"/>164.9 cM <text:s text:c="5"/>5.0 cM <text:s text:c="4"/>4.9 % <text:s text:c="4"/>34.9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70.1 cM <text:s text:c="15"/>148.5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7.65</text:span></text:p>
      <text:p text:style-name="P6"><text:span text:style-name="T7"><text:s text:c="19"/>log-e-likelihood = <text:s/>-823.52</text:span></text:p>
      <text:p text:style-name="P6"><text:span text:style-name="T7"/></text:p>
      <text:p text:style-name="P6"><text:span text:style-name="T7">Map <text:s/>9 : log10-likelihood = <text:s/>-357.58, log-e-likelihood = <text:s/>-823.36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9"/>12.6 cM <text:s text:c="4"/>32.1 cM <text:s text:c="4"/>11.3 cM <text:s text:c="3"/>11.1 % <text:s text:c="4"/>24.2</text:span></text:p>
      <text:p text:style-name="P6"><text:soft-page-break/><text:span text:style-name="T7"><text:s text:c="2"/>5 <text:s/>16 <text:s text:c="2"/>glt <text:s text:c="10"/>8.0 cM <text:s text:c="4"/>44.7 cM <text:s text:c="5"/>7.5 cM <text:s text:c="4"/>7.4 % <text:s text:c="4"/>30.2</text:span></text:p>
      <text:p text:style-name="P6"><text:span text:style-name="T7"><text:s text:c="2"/>6 <text:s/>26 ninaC <text:s text:c="9"/>23.1 cM <text:s text:c="4"/>52.7 cM <text:s text:c="4"/>19.4 cM <text:s text:c="3"/>18.5 % <text:s text:c="4"/>15.1</text:span></text:p>
      <text:p text:style-name="P6"><text:span text:style-name="T7"><text:s text:c="2"/>7 <text:s/>31 <text:s text:c="2"/>prd <text:s text:c="9"/>11.8 cM <text:s text:c="4"/>75.9 cM <text:s text:c="4"/>10.7 cM <text:s text:c="3"/>10.5 % <text:s text:c="4"/>25.1</text:span></text:p>
      <text:p text:style-name="P6"><text:span text:style-name="T7"><text:s text:c="2"/>8 <text:s/>23 <text:s text:c="2"/>mhc <text:s text:c="10"/>3.2 cM <text:s text:c="4"/>87.6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90.8 cM <text:s text:c="5"/>4.3 cM <text:s text:c="4"/>4.3 % <text:s text:c="4"/>36.2</text:span></text:p>
      <text:p text:style-name="P6"><text:span text:style-name="T7"><text:s/>10 <text:s text:c="2"/>8 <text:s text:c="2"/>duc <text:s text:c="9"/>10.2 cM <text:s text:c="4"/>95.3 cM <text:s text:c="5"/>9.4 cM <text:s text:c="4"/>9.3 % <text:s text:c="4"/>27.1</text:span></text:p>
      <text:p text:style-name="P6"><text:span text:style-name="T7"><text:s/>11 <text:s/>12 <text:s text:c="2"/>eve <text:s text:c="9"/>37.8 cM <text:s text:c="3"/>105.6 cM <text:s text:c="4"/>29.6 cM <text:s text:c="3"/>26.5 % <text:s text:c="5"/>8.1</text:span></text:p>
      <text:p text:style-name="P6"><text:span text:style-name="T7"><text:s/>12 <text:s/>34 <text:s text:c="2"/>sli <text:s text:c="9"/>15.8 cM <text:s text:c="3"/>143.4 cM <text:s text:c="4"/>13.9 cM <text:s text:c="3"/>13.6 % <text:s text:c="4"/>20.8</text:span></text:p>
      <text:p text:style-name="P6"><text:span text:style-name="T7"><text:s/>13 <text:s/>30 <text:s text:c="2"/>plu <text:s text:c="10"/>3.2 cM <text:s text:c="3"/>159.3 cM <text:s text:c="5"/>3.1 cM <text:s text:c="4"/>3.1 % <text:s text:c="4"/>39.1</text:span></text:p>
      <text:p text:style-name="P6"><text:span text:style-name="T7"><text:s/>14 <text:s/>10 <text:s/>egfr <text:s text:c="10"/>2.5 cM <text:s text:c="3"/>162.5 cM <text:s text:c="5"/>2.5 cM <text:s text:c="4"/>2.5 % <text:s text:c="4"/>40.6</text:span></text:p>
      <text:p text:style-name="P6"><text:span text:style-name="T7"><text:s/>15 <text:s/>37 <text:s text:c="2"/>twi <text:s text:c="10"/>5.2 cM <text:s text:c="3"/>165.0 cM <text:s text:c="5"/>5.0 cM <text:s text:c="4"/>4.9 % <text:s text:c="4"/>34.9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70.2 cM <text:s text:c="15"/>148.6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7.58</text:span></text:p>
      <text:p text:style-name="P6"><text:span text:style-name="T7"><text:s text:c="19"/>log-e-likelihood = <text:s/>-823.36</text:span></text:p>
      <text:p text:style-name="P6"><text:span text:style-name="T7"/></text:p>
      <text:p text:style-name="P6"><text:span text:style-name="T7">Map 13 : log10-likelihood = <text:s/>-356.69, log-e-likelihood = <text:s/>-821.31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1.8 cM <text:s text:c="4"/>69.4 cM <text:s text:c="4"/>10.7 cM <text:s text:c="3"/>10.5 % <text:s text:c="4"/>25.1</text:span></text:p>
      <text:p text:style-name="P6"><text:span text:style-name="T7"><text:s text:c="2"/>8 <text:s/>23 <text:s text:c="2"/>mhc <text:s text:c="10"/>3.2 cM <text:s text:c="4"/>81.2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84.3 cM <text:s text:c="5"/>4.3 cM <text:s text:c="4"/>4.3 % <text:s text:c="4"/>36.2</text:span></text:p>
      <text:p text:style-name="P6"><text:span text:style-name="T7"><text:s/>10 <text:s text:c="2"/>8 <text:s text:c="2"/>duc <text:s text:c="9"/>10.2 cM <text:s text:c="4"/>88.9 cM <text:s text:c="5"/>9.4 cM <text:s text:c="4"/>9.3 % <text:s text:c="4"/>27.1</text:span></text:p>
      <text:p text:style-name="P6"><text:span text:style-name="T7"><text:s/>11 <text:s/>12 <text:s text:c="2"/>eve <text:s text:c="9"/>37.8 cM <text:s text:c="4"/>99.1 cM <text:s text:c="4"/>29.6 cM <text:s text:c="3"/>26.5 % <text:s text:c="5"/>8.1</text:span></text:p>
      <text:p text:style-name="P6"><text:span text:style-name="T7"><text:s/>12 <text:s/>34 <text:s text:c="2"/>sli <text:s text:c="9"/>24.1 cM <text:s text:c="3"/>137.0 cM <text:s text:c="4"/>20.2 cM <text:s text:c="3"/>19.1 % <text:s text:c="4"/>14.4</text:span></text:p>
      <text:p text:style-name="P6"><text:span text:style-name="T7"><text:s/>13 <text:s/>39 <text:s text:c="2"/>zip <text:s text:c="10"/>5.2 cM <text:s text:c="3"/>161.1 cM <text:s text:c="5"/>5.0 cM <text:s text:c="4"/>4.9 % <text:s text:c="4"/>34.9</text:span></text:p>
      <text:p text:style-name="P6"><text:span text:style-name="T7"><text:s/>14 <text:s/>37 <text:s text:c="2"/>twi <text:s text:c="10"/>2.5 cM <text:s text:c="3"/>166.3 cM <text:s text:c="5"/>2.5 cM <text:s text:c="4"/>2.5 % <text:s text:c="4"/>40.6</text:span></text:p>
      <text:p text:style-name="P6"><text:span text:style-name="T7"><text:s/>15 <text:s/>10 <text:s/>egfr <text:s text:c="10"/>3.2 cM <text:s text:c="3"/>168.8 cM <text:s text:c="5"/>3.1 cM <text:s text:c="4"/>3.1 % <text:s text:c="4"/>39.1</text:span></text:p>
      <text:p text:style-name="P6"><text:span text:style-name="T7"><text:s/>16 <text:s/>30 <text:s text:c="2"/>plu <text:s text:c="7"/>---------- <text:s text:c="13"/>----------</text:span></text:p>
      <text:p text:style-name="P6"><text:span text:style-name="T7"><text:s text:c="22"/>172.0 cM <text:s text:c="15"/>149.6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6.69</text:span></text:p>
      <text:p text:style-name="P6"><text:span text:style-name="T7"><text:s text:c="19"/>log-e-likelihood = <text:s/>-821.31</text:span></text:p>
      <text:p text:style-name="P6"><text:span text:style-name="T7"/></text:p>
      <text:p text:style-name="P6"><text:span text:style-name="T7">Map 14 : log10-likelihood = <text:s/>-355.47, log-e-likelihood = <text:s/>-818.50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oft-page-break/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1.8 cM <text:s text:c="4"/>69.4 cM <text:s text:c="4"/>10.7 cM <text:s text:c="3"/>10.5 % <text:s text:c="4"/>25.1</text:span></text:p>
      <text:p text:style-name="P6"><text:span text:style-name="T7"><text:s text:c="2"/>8 <text:s/>23 <text:s text:c="2"/>mhc <text:s text:c="10"/>3.2 cM <text:s text:c="4"/>81.2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84.3 cM <text:s text:c="5"/>4.3 cM <text:s text:c="4"/>4.3 % <text:s text:c="4"/>36.2</text:span></text:p>
      <text:p text:style-name="P6"><text:span text:style-name="T7"><text:s/>10 <text:s text:c="2"/>8 <text:s text:c="2"/>duc <text:s text:c="9"/>10.2 cM <text:s text:c="4"/>88.9 cM <text:s text:c="5"/>9.4 cM <text:s text:c="4"/>9.3 % <text:s text:c="4"/>27.1</text:span></text:p>
      <text:p text:style-name="P6"><text:span text:style-name="T7"><text:s/>11 <text:s/>12 <text:s text:c="2"/>eve <text:s text:c="9"/>62.9 cM <text:s text:c="4"/>99.1 cM <text:s text:c="4"/>45.0 cM <text:s text:c="3"/>35.8 % <text:s text:c="5"/>2.9</text:span></text:p>
      <text:p text:style-name="P6"><text:span text:style-name="T7"><text:s/>12 <text:s/>39 <text:s text:c="2"/>zip <text:s text:c="10"/>5.2 cM <text:s text:c="3"/>162.1 cM <text:s text:c="5"/>5.0 cM <text:s text:c="4"/>4.9 % <text:s text:c="4"/>34.9</text:span></text:p>
      <text:p text:style-name="P6"><text:span text:style-name="T7"><text:s/>13 <text:s/>37 <text:s text:c="2"/>twi <text:s text:c="10"/>2.5 cM <text:s text:c="3"/>167.3 cM <text:s text:c="5"/>2.5 cM <text:s text:c="4"/>2.5 % <text:s text:c="4"/>40.6</text:span></text:p>
      <text:p text:style-name="P6"><text:span text:style-name="T7"><text:s/>14 <text:s/>10 <text:s/>egfr <text:s text:c="10"/>3.2 cM <text:s text:c="3"/>169.8 cM <text:s text:c="5"/>3.1 cM <text:s text:c="4"/>3.1 % <text:s text:c="4"/>39.1</text:span></text:p>
      <text:p text:style-name="P6"><text:span text:style-name="T7"><text:s/>15 <text:s/>30 <text:s text:c="2"/>plu <text:s text:c="9"/>15.8 cM <text:s text:c="3"/>173.0 cM <text:s text:c="4"/>13.9 cM <text:s text:c="3"/>13.6 % <text:s text:c="4"/>20.8</text:span></text:p>
      <text:p text:style-name="P6"><text:span text:style-name="T7"><text:s/>16 <text:s/>34 <text:s text:c="2"/>sli <text:s text:c="7"/>---------- <text:s text:c="13"/>----------</text:span></text:p>
      <text:p text:style-name="P6"><text:span text:style-name="T7"><text:s text:c="22"/>188.8 cM <text:s text:c="15"/>158.7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5.47</text:span></text:p>
      <text:p text:style-name="P6"><text:span text:style-name="T7"><text:s text:c="19"/>log-e-likelihood = <text:s/>-818.50</text:span></text:p>
      <text:p text:style-name="P6"><text:span text:style-name="T7"/></text:p>
      <text:p text:style-name="P6"><text:span text:style-name="T7">Map 12 : log10-likelihood = <text:s/>-355.40, log-e-likelihood = <text:s/>-818.34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29 <text:s text:c="2"/>pgk <text:s text:c="9"/>11.8 cM <text:s text:c="5"/>0.0 cM <text:s text:c="4"/>10.7 cM <text:s text:c="3"/>10.5 % <text:s text:c="4"/>25.1</text:span></text:p>
      <text:p text:style-name="P6"><text:span text:style-name="T7"><text:s text:c="2"/>2 <text:s/>15 <text:s text:c="3"/>gl <text:s text:c="9"/>22.2 cM <text:s text:c="4"/>11.8 cM <text:s text:c="4"/>18.7 cM <text:s text:c="3"/>17.9 % <text:s text:c="4"/>15.7</text:span></text:p>
      <text:p text:style-name="P6"><text:span text:style-name="T7"><text:s text:c="2"/>3 <text:s text:c="2"/>4 <text:s text:c="3"/>cg <text:s text:c="10"/>4.5 cM <text:s text:c="4"/>33.9 cM <text:s text:c="5"/>4.3 cM <text:s text:c="4"/>4.3 % <text:s text:c="4"/>36.2</text:span></text:p>
      <text:p text:style-name="P6"><text:span text:style-name="T7"><text:s text:c="2"/>4 <text:s/>17 <text:s/>gpdh <text:s text:c="10"/>8.0 cM <text:s text:c="4"/>38.5 cM <text:s text:c="5"/>7.5 cM <text:s text:c="4"/>7.4 % <text:s text:c="4"/>30.2</text:span></text:p>
      <text:p text:style-name="P6"><text:span text:style-name="T7"><text:s text:c="2"/>5 <text:s/>26 ninaC <text:s text:c="10"/>8.0 cM <text:s text:c="4"/>46.5 cM <text:s text:c="5"/>7.5 cM <text:s text:c="4"/>7.4 % <text:s text:c="4"/>30.2</text:span></text:p>
      <text:p text:style-name="P6"><text:span text:style-name="T7"><text:s text:c="2"/>6 <text:s/>16 <text:s text:c="2"/>glt <text:s text:c="9"/>21.2 cM <text:s text:c="4"/>54.5 cM <text:s text:c="4"/>18.0 cM <text:s text:c="3"/>17.3 % <text:s text:c="4"/>16.4</text:span></text:p>
      <text:p text:style-name="P6"><text:span text:style-name="T7"><text:s text:c="2"/>7 <text:s/>31 <text:s text:c="2"/>prd <text:s text:c="9"/>11.8 cM <text:s text:c="4"/>75.7 cM <text:s text:c="4"/>10.7 cM <text:s text:c="3"/>10.5 % <text:s text:c="4"/>25.1</text:span></text:p>
      <text:p text:style-name="P6"><text:span text:style-name="T7"><text:s text:c="2"/>8 <text:s/>23 <text:s text:c="2"/>mhc <text:s text:c="10"/>3.2 cM <text:s text:c="4"/>87.5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90.7 cM <text:s text:c="5"/>4.3 cM <text:s text:c="4"/>4.3 % <text:s text:c="4"/>36.2</text:span></text:p>
      <text:p text:style-name="P6"><text:span text:style-name="T7"><text:s/>10 <text:s text:c="2"/>8 <text:s text:c="2"/>duc <text:s text:c="9"/>10.2 cM <text:s text:c="4"/>95.2 cM <text:s text:c="5"/>9.4 cM <text:s text:c="4"/>9.3 % <text:s text:c="4"/>27.1</text:span></text:p>
      <text:p text:style-name="P6"><text:span text:style-name="T7"><text:s/>11 <text:s/>12 <text:s text:c="2"/>eve <text:s text:c="9"/>37.8 cM <text:s text:c="3"/>105.4 cM <text:s text:c="4"/>29.6 cM <text:s text:c="3"/>26.5 % <text:s text:c="5"/>8.1</text:span></text:p>
      <text:p text:style-name="P6"><text:span text:style-name="T7"><text:s/>12 <text:s/>34 <text:s text:c="2"/>sli <text:s text:c="9"/>15.8 cM <text:s text:c="3"/>143.3 cM <text:s text:c="4"/>13.9 cM <text:s text:c="3"/>13.6 % <text:s text:c="4"/>20.8</text:span></text:p>
      <text:p text:style-name="P6"><text:span text:style-name="T7"><text:s/>13 <text:s/>30 <text:s text:c="2"/>plu <text:s text:c="10"/>3.2 cM <text:s text:c="3"/>159.1 cM <text:s text:c="5"/>3.1 cM <text:s text:c="4"/>3.1 % <text:s text:c="4"/>39.1</text:span></text:p>
      <text:p text:style-name="P6"><text:span text:style-name="T7"><text:s/>14 <text:s/>10 <text:s/>egfr <text:s text:c="10"/>2.5 cM <text:s text:c="3"/>162.3 cM <text:s text:c="5"/>2.5 cM <text:s text:c="4"/>2.5 % <text:s text:c="4"/>40.6</text:span></text:p>
      <text:p text:style-name="P6"><text:span text:style-name="T7"><text:s/>15 <text:s/>37 <text:s text:c="2"/>twi <text:s text:c="10"/>5.2 cM <text:s text:c="3"/>164.8 cM <text:s text:c="5"/>5.0 cM <text:s text:c="4"/>4.9 % <text:s text:c="4"/>34.9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70.0 cM <text:s text:c="15"/>148.1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5.40</text:span></text:p>
      <text:p text:style-name="P6"><text:span text:style-name="T7"><text:s text:c="19"/>log-e-likelihood = <text:s/>-818.34</text:span></text:p>
      <text:p text:style-name="P6"><text:span text:style-name="T7"/></text:p>
      <text:p text:style-name="P6"><text:soft-page-break/><text:span text:style-name="T7">Map <text:s/>7 : log10-likelihood = <text:s/>-350.29, log-e-likelihood = <text:s/>-806.58</text:span></text:p>
      <text:p text:style-name="P6"><text:span text:style-name="T7">-------:</text:span></text:p>
      <text:p text:style-name="P6"><text:span text:style-name="T7"/></text:p>
      <text:p text:style-name="P6"><text:span text:style-name="T7">Data Set Number <text:s/>1 :</text:span></text:p>
      <text:p text:style-name="P6"><text:span text:style-name="T7"/></text:p>
      <text:p text:style-name="P6"><text:span text:style-name="T7"><text:s text:c="14"/>Markers Distance <text:s text:c="3"/>Cumulative <text:s/>Distance <text:s text:c="2"/>Theta <text:s text:c="6"/>2pt</text:span></text:p>
      <text:p text:style-name="P6"><text:span text:style-name="T7">Pos <text:s/>Id <text:s/>name <text:s text:c="8"/>Haldane <text:s text:c="4"/>Haldane <text:s text:c="4"/>Kosambi <text:s text:c="3"/>(%%age) <text:s text:c="5"/>LOD</text:span></text:p>
      <text:p text:style-name="P6"><text:span text:style-name="T7"/></text:p>
      <text:p text:style-name="P6"><text:span text:style-name="T7"><text:s text:c="2"/>1 <text:s/>15 <text:s text:c="3"/>gl <text:s text:c="9"/>11.8 cM <text:s text:c="5"/>0.0 cM <text:s text:c="4"/>10.7 cM <text:s text:c="3"/>10.5 % <text:s text:c="4"/>25.1</text:span></text:p>
      <text:p text:style-name="P6"><text:span text:style-name="T7"><text:s text:c="2"/>2 <text:s/>29 <text:s text:c="2"/>pgk <text:s text:c="9"/>15.8 cM <text:s text:c="4"/>11.8 cM <text:s text:c="4"/>13.9 cM <text:s text:c="3"/>13.6 % <text:s text:c="4"/>20.8</text:span></text:p>
      <text:p text:style-name="P6"><text:span text:style-name="T7"><text:s text:c="2"/>3 <text:s text:c="2"/>4 <text:s text:c="3"/>cg <text:s text:c="10"/>4.5 cM <text:s text:c="4"/>27.6 cM <text:s text:c="5"/>4.3 cM <text:s text:c="4"/>4.3 % <text:s text:c="4"/>36.2</text:span></text:p>
      <text:p text:style-name="P6"><text:span text:style-name="T7"><text:s text:c="2"/>4 <text:s/>17 <text:s/>gpdh <text:s text:c="10"/>8.0 cM <text:s text:c="4"/>32.1 cM <text:s text:c="5"/>7.5 cM <text:s text:c="4"/>7.4 % <text:s text:c="4"/>30.2</text:span></text:p>
      <text:p text:style-name="P6"><text:span text:style-name="T7"><text:s text:c="2"/>5 <text:s/>26 ninaC <text:s text:c="10"/>8.0 cM <text:s text:c="4"/>40.2 cM <text:s text:c="5"/>7.5 cM <text:s text:c="4"/>7.4 % <text:s text:c="4"/>30.2</text:span></text:p>
      <text:p text:style-name="P6"><text:span text:style-name="T7"><text:s text:c="2"/>6 <text:s/>16 <text:s text:c="2"/>glt <text:s text:c="9"/>21.2 cM <text:s text:c="4"/>48.2 cM <text:s text:c="4"/>18.0 cM <text:s text:c="3"/>17.3 % <text:s text:c="4"/>16.4</text:span></text:p>
      <text:p text:style-name="P6"><text:span text:style-name="T7"><text:s text:c="2"/>7 <text:s/>31 <text:s text:c="2"/>prd <text:s text:c="9"/>11.8 cM <text:s text:c="4"/>69.4 cM <text:s text:c="4"/>10.7 cM <text:s text:c="3"/>10.5 % <text:s text:c="4"/>25.1</text:span></text:p>
      <text:p text:style-name="P6"><text:span text:style-name="T7"><text:s text:c="2"/>8 <text:s/>23 <text:s text:c="2"/>mhc <text:s text:c="10"/>3.2 cM <text:s text:c="4"/>81.2 cM <text:s text:c="5"/>3.1 cM <text:s text:c="4"/>3.1 % <text:s text:c="4"/>39.1</text:span></text:p>
      <text:p text:style-name="P6"><text:span text:style-name="T7"><text:s text:c="2"/>9 <text:s text:c="2"/>7 <text:s text:c="2"/>ddc <text:s text:c="10"/>4.5 cM <text:s text:c="4"/>84.3 cM <text:s text:c="5"/>4.3 cM <text:s text:c="4"/>4.3 % <text:s text:c="4"/>36.2</text:span></text:p>
      <text:p text:style-name="P6"><text:span text:style-name="T7"><text:s/>10 <text:s text:c="2"/>8 <text:s text:c="2"/>duc <text:s text:c="9"/>10.2 cM <text:s text:c="4"/>88.9 cM <text:s text:c="5"/>9.4 cM <text:s text:c="4"/>9.3 % <text:s text:c="4"/>27.1</text:span></text:p>
      <text:p text:style-name="P6"><text:span text:style-name="T7"><text:s/>11 <text:s/>12 <text:s text:c="2"/>eve <text:s text:c="9"/>37.8 cM <text:s text:c="4"/>99.1 cM <text:s text:c="4"/>29.6 cM <text:s text:c="3"/>26.5 % <text:s text:c="5"/>8.1</text:span></text:p>
      <text:p text:style-name="P6"><text:span text:style-name="T7"><text:s/>12 <text:s/>34 <text:s text:c="2"/>sli <text:s text:c="9"/>15.8 cM <text:s text:c="3"/>137.0 cM <text:s text:c="4"/>13.9 cM <text:s text:c="3"/>13.6 % <text:s text:c="4"/>20.8</text:span></text:p>
      <text:p text:style-name="P6"><text:span text:style-name="T7"><text:s/>13 <text:s/>30 <text:s text:c="2"/>plu <text:s text:c="10"/>3.2 cM <text:s text:c="3"/>152.8 cM <text:s text:c="5"/>3.1 cM <text:s text:c="4"/>3.1 % <text:s text:c="4"/>39.1</text:span></text:p>
      <text:p text:style-name="P6"><text:span text:style-name="T7"><text:s/>14 <text:s/>10 <text:s/>egfr <text:s text:c="10"/>2.5 cM <text:s text:c="3"/>156.0 cM <text:s text:c="5"/>2.5 cM <text:s text:c="4"/>2.5 % <text:s text:c="4"/>40.6</text:span></text:p>
      <text:p text:style-name="P6"><text:span text:style-name="T7"><text:s/>15 <text:s/>37 <text:s text:c="2"/>twi <text:s text:c="10"/>5.2 cM <text:s text:c="3"/>158.5 cM <text:s text:c="5"/>5.0 cM <text:s text:c="4"/>4.9 % <text:s text:c="4"/>34.9</text:span></text:p>
      <text:p text:style-name="P6"><text:span text:style-name="T7"><text:s/>16 <text:s/>39 <text:s text:c="2"/>zip <text:s text:c="7"/>---------- <text:s text:c="13"/>----------</text:span></text:p>
      <text:p text:style-name="P6"><text:span text:style-name="T7"><text:s text:c="22"/>163.7 cM <text:s text:c="15"/>143.3 cM</text:span></text:p>
      <text:p text:style-name="P6"><text:span text:style-name="T7"/></text:p>
      <text:p text:style-name="P6"><text:span text:style-name="T7"/></text:p>
      <text:p text:style-name="P6"><text:span text:style-name="T7"><text:s text:c="7"/>16 markers, log10-likelihood = <text:s/>-350.29</text:span></text:p>
      <text:p text:style-name="P6"><text:span text:style-name="T7"><text:s text:c="19"/>log-e-likelihood = <text:s/>-806.58</text:span></text:p>
      <text:p text:style-name="P6"><text:span text:style-name="T7"/></text:p>
      <text:p text:style-name="P6"><text:span text:style-name="T7"><text:s text:c="8"/>EM calls:</text:span></text:p>
      <text:p text:style-name="P6"><text:span text:style-name="T7"><text:s text:c="11"/>Set <text:s/>1 : 6851 (3,0)</text:span></text:p>
      <text:p text:style-name="P6"><text:span text:style-name="T7"><text:s text:c="8"/>CPU Time (secs): 344.00</text:span></text:p>
      <text:p text:style-name="P6"><text:span text:style-name="T7"><text:s text:c="8"/>Maps within -3.0: 1</text:span></text:p>
      <text:p text:style-name="P1"><text:span text:style-name="T7"/></text:p>
      <text:p text:style-name="P1"><text:span text:style-name="T7"><text:tab/></text:span><text:span text:style-name="T18">La meilleures cartes est la dernière : 163.7 cM <text:s text:c="15"/>143.3 c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BX12" svg:font-family="CMBX12"/>
    <style:font-face style:name="CMR10" svg:font-family="CMR10"/>
    <style:font-face style:name="CMR17" svg:font-family="CMR17"/>
    <style:font-face style:name="CMSS10" svg:font-family="CMSS10"/>
    <style:font-face style:name="CMTI10" svg:font-family="CMTI10"/>
    <style:font-face style:name="CMTT10" svg:font-family="CMTT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11T14:16:33.23</meta:creation-date>
    <dc:date>2013-10-11T16:16:21.80</dc:date>
    <meta:editing-duration>PT1H59M45S</meta:editing-duration>
    <meta:editing-cycles>13</meta:editing-cycles>
    <meta:generator>LibreOffice/3.3$Win32 LibreOffice_project/330m19$Build-202</meta:generator>
    <meta:document-statistic meta:table-count="0" meta:image-count="0" meta:object-count="0" meta:page-count="12" meta:paragraph-count="487" meta:word-count="4229" meta:character-count="28093"/>
  </office:meta>
</office:document-meta>
</file>